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_35_Knaps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9602" calcext:value-type="float">
            <text:p>0,0960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98" calcext:value-type="float">
            <text:p>0,0539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6" calcext:value-type="float">
            <text:p>0,0538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3" calcext:value-type="float">
            <text:p>0,0538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4" calcext:value-type="float">
            <text:p>0,0538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2" calcext:value-type="float">
            <text:p>0,0538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5" calcext:value-type="float">
            <text:p>0,0538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78" calcext:value-type="float">
            <text:p>0,0537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8" calcext:value-type="float">
            <text:p>0,053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538" calcext:value-type="float">
            <text:p>0,0538</text:p>
          </table:table-cell>
          <table:table-cell table:formula="of:=SUM([.F2:.F10])/9" office:value-type="float" office:value="0.0538488888888889" calcext:value-type="float">
            <text:p>0,05384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94" calcext:value-type="float">
            <text:p>0,0739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5" calcext:value-type="float">
            <text:p>0,07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62" calcext:value-type="float">
            <text:p>0,0736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49" calcext:value-type="float">
            <text:p>0,0734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59" calcext:value-type="float">
            <text:p>0,0735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55" calcext:value-type="float">
            <text:p>0,0735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65" calcext:value-type="float">
            <text:p>0,0736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56" calcext:value-type="float">
            <text:p>0,0735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57" calcext:value-type="float">
            <text:p>0,073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7365" calcext:value-type="float">
            <text:p>0,07365</text:p>
          </table:table-cell>
          <table:table-cell table:formula="of:=SUM([.F12:.F20])/9" office:value-type="float" office:value="0.0735755555555556" calcext:value-type="float">
            <text:p>0,0735755555555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12" calcext:value-type="float">
            <text:p>0,1131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3" calcext:value-type="float">
            <text:p>0,113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85" calcext:value-type="float">
            <text:p>0,1138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4" calcext:value-type="float">
            <text:p>0,11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34" calcext:value-type="float">
            <text:p>0,113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25" calcext:value-type="float">
            <text:p>0,1132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13" calcext:value-type="float">
            <text:p>0,1131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07" calcext:value-type="float">
            <text:p>0,1130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302" calcext:value-type="float">
            <text:p>0,113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11299" calcext:value-type="float">
            <text:p>0,11299</text:p>
          </table:table-cell>
          <table:table-cell table:formula="of:=SUM([.F22:.F30])/9" office:value-type="float" office:value="0.113261111111111" calcext:value-type="float">
            <text:p>0,11326111111111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12" calcext:value-type="float">
            <text:p>0,1961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68" calcext:value-type="float">
            <text:p>0,1966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01" calcext:value-type="float">
            <text:p>0,1960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39" calcext:value-type="float">
            <text:p>0,1963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13" calcext:value-type="float">
            <text:p>0,1961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71" calcext:value-type="float">
            <text:p>0,1967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" calcext:value-type="float">
            <text:p>0,19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46" calcext:value-type="float">
            <text:p>0,1964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592" calcext:value-type="float">
            <text:p>0,195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19648" calcext:value-type="float">
            <text:p>0,19648</text:p>
          </table:table-cell>
          <table:table-cell table:formula="of:=SUM([.F32:.F40])/9" office:value-type="float" office:value="0.196308888888889" calcext:value-type="float">
            <text:p>0,19630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6326" calcext:value-type="float">
            <text:p>0,2632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58" calcext:value-type="float">
            <text:p>0,2275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68" calcext:value-type="float">
            <text:p>0,2276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8" calcext:value-type="float">
            <text:p>0,227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81" calcext:value-type="float">
            <text:p>0,2278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815" calcext:value-type="float">
            <text:p>0,2281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63" calcext:value-type="float">
            <text:p>0,2276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47" calcext:value-type="float">
            <text:p>0,2274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689" calcext:value-type="float">
            <text:p>0,226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2724" calcext:value-type="float">
            <text:p>0,22724</text:p>
          </table:table-cell>
          <table:table-cell table:formula="of:=SUM([.F42:.F50])/9" office:value-type="float" office:value="0.227583333333333" calcext:value-type="float">
            <text:p>0,22758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1" calcext:value-type="float">
            <text:p>0,249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24" calcext:value-type="float">
            <text:p>0,2492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5007" calcext:value-type="float">
            <text:p>0,2500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5015" calcext:value-type="float">
            <text:p>0,2501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34" calcext:value-type="float">
            <text:p>0,249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35" calcext:value-type="float">
            <text:p>0,249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18" calcext:value-type="float">
            <text:p>0,2491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35" calcext:value-type="float">
            <text:p>0,249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5065" calcext:value-type="float">
            <text:p>0,250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24983" calcext:value-type="float">
            <text:p>0,24983</text:p>
          </table:table-cell>
          <table:table-cell table:formula="of:=SUM([.F52:.F60])/9" office:value-type="float" office:value="0.249684444444444" calcext:value-type="float">
            <text:p>0,24968444444444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343" calcext:value-type="float">
            <text:p>0,3034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42" calcext:value-type="float">
            <text:p>0,3024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34" calcext:value-type="float">
            <text:p>0,302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198" calcext:value-type="float">
            <text:p>0,3019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13" calcext:value-type="float">
            <text:p>0,3021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178" calcext:value-type="float">
            <text:p>0,3017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62" calcext:value-type="float">
            <text:p>0,3026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35" calcext:value-type="float">
            <text:p>0,302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196" calcext:value-type="float">
            <text:p>0,301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3022" calcext:value-type="float">
            <text:p>0,3022</text:p>
          </table:table-cell>
          <table:table-cell table:formula="of:=SUM([.F62:.F70])/9" office:value-type="float" office:value="0.302197777777778" calcext:value-type="float">
            <text:p>0,30219777777777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794" calcext:value-type="float">
            <text:p>0,5379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37" calcext:value-type="float">
            <text:p>0,5393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12" calcext:value-type="float">
            <text:p>0,5391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85" calcext:value-type="float">
            <text:p>0,5398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31" calcext:value-type="float">
            <text:p>0,5393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4026" calcext:value-type="float">
            <text:p>0,5402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09" calcext:value-type="float">
            <text:p>0,5390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3901" calcext:value-type="float">
            <text:p>0,5390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4151" calcext:value-type="float">
            <text:p>0,541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54037" calcext:value-type="float">
            <text:p>0,54037</text:p>
          </table:table-cell>
          <table:table-cell table:formula="of:=SUM([.F72:.F80])/9" office:value-type="float" office:value="0.539765555555556" calcext:value-type="float">
            <text:p>0,53976555555555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8147" calcext:value-type="float">
            <text:p>0,3814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05" calcext:value-type="float">
            <text:p>0,370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109" calcext:value-type="float">
            <text:p>0,3710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059" calcext:value-type="float">
            <text:p>0,3705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047" calcext:value-type="float">
            <text:p>0,3704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019" calcext:value-type="float">
            <text:p>0,3701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02" calcext:value-type="float">
            <text:p>0,370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123" calcext:value-type="float">
            <text:p>0,3712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203" calcext:value-type="float">
            <text:p>0,372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3717" calcext:value-type="float">
            <text:p>0,3717</text:p>
          </table:table-cell>
          <table:table-cell table:formula="of:=SUM([.F82:.F90])/9" office:value-type="float" office:value="0.370888888888889" calcext:value-type="float">
            <text:p>0,37088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09" calcext:value-type="float">
            <text:p>0,3930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225" calcext:value-type="float">
            <text:p>0,3922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8" calcext:value-type="float">
            <text:p>0,393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56" calcext:value-type="float">
            <text:p>0,3935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231" calcext:value-type="float">
            <text:p>0,3923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34" calcext:value-type="float">
            <text:p>0,393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75" calcext:value-type="float">
            <text:p>0,3937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24" calcext:value-type="float">
            <text:p>0,3932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258" calcext:value-type="float">
            <text:p>0,392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393" calcext:value-type="float">
            <text:p>0,393</text:p>
          </table:table-cell>
          <table:table-cell table:formula="of:=SUM([.F92:.F100])/9" office:value-type="float" office:value="0.393092222222222" calcext:value-type="float">
            <text:p>0,39309222222222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359" calcext:value-type="float">
            <text:p>0,4635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92" calcext:value-type="float">
            <text:p>0,4629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75" calcext:value-type="float">
            <text:p>0,4627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82" calcext:value-type="float">
            <text:p>0,4628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32" calcext:value-type="float">
            <text:p>0,463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89" calcext:value-type="float">
            <text:p>0,4628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73" calcext:value-type="float">
            <text:p>0,4627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184" calcext:value-type="float">
            <text:p>0,4618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251" calcext:value-type="float">
            <text:p>0,462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46181" calcext:value-type="float">
            <text:p>0,46181</text:p>
          </table:table-cell>
          <table:table-cell table:formula="of:=SUM([.F102:.F110])/9" office:value-type="float" office:value="0.462607777777778" calcext:value-type="float">
            <text:p>0,46260777777777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284" calcext:value-type="float">
            <text:p>0,8428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82" calcext:value-type="float">
            <text:p>0,848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3867" calcext:value-type="float">
            <text:p>0,8386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543" calcext:value-type="float">
            <text:p>0,8454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401" calcext:value-type="float">
            <text:p>0,8440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653" calcext:value-type="float">
            <text:p>0,8465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539" calcext:value-type="float">
            <text:p>0,8453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53" calcext:value-type="float">
            <text:p>0,845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149" calcext:value-type="float">
            <text:p>0,841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84354" calcext:value-type="float">
            <text:p>0,84354</text:p>
          </table:table-cell>
          <table:table-cell table:formula="of:=SUM([.F112:.F120])/9" office:value-type="float" office:value="0.844284444444445" calcext:value-type="float">
            <text:p>0,84428444444444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1637" calcext:value-type="float">
            <text:p>0,7163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617" calcext:value-type="float">
            <text:p>0,7061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634" calcext:value-type="float">
            <text:p>0,706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483" calcext:value-type="float">
            <text:p>0,7048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1024" calcext:value-type="float">
            <text:p>0,7102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689" calcext:value-type="float">
            <text:p>0,7068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588" calcext:value-type="float">
            <text:p>0,7058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623" calcext:value-type="float">
            <text:p>0,7062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703" calcext:value-type="float">
            <text:p>0,707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70567" calcext:value-type="float">
            <text:p>0,70567</text:p>
          </table:table-cell>
          <table:table-cell table:formula="of:=SUM([.F122:.F130])/9" office:value-type="float" office:value="0.706586666666667" calcext:value-type="float">
            <text:p>0,70658666666666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108" calcext:value-type="float">
            <text:p>0,7310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271" calcext:value-type="float">
            <text:p>0,7327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279" calcext:value-type="float">
            <text:p>0,7327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497" calcext:value-type="float">
            <text:p>0,7349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14" calcext:value-type="float">
            <text:p>0,731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34" calcext:value-type="float">
            <text:p>0,73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316" calcext:value-type="float">
            <text:p>0,7331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35" calcext:value-type="float">
            <text:p>0,73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233" calcext:value-type="float">
            <text:p>0,732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73295" calcext:value-type="float">
            <text:p>0,73295</text:p>
          </table:table-cell>
          <table:table-cell table:formula="of:=SUM([.F132:.F140])/9" office:value-type="float" office:value="0.733023333333333" calcext:value-type="float">
            <text:p>0,733023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698" calcext:value-type="float">
            <text:p>0,8869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459" calcext:value-type="float">
            <text:p>0,8845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753" calcext:value-type="float">
            <text:p>0,8875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292" calcext:value-type="float">
            <text:p>0,8829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406" calcext:value-type="float">
            <text:p>0,8840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93" calcext:value-type="float">
            <text:p>0,889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161" calcext:value-type="float">
            <text:p>0,8816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605" calcext:value-type="float">
            <text:p>0,8860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12" calcext:value-type="float">
            <text:p>0,88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88607" calcext:value-type="float">
            <text:p>0,88607</text:p>
          </table:table-cell>
          <table:table-cell table:formula="of:=SUM([.F142:.F150])/9" office:value-type="float" office:value="0.884814444444445" calcext:value-type="float">
            <text:p>0,88481444444444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6005" calcext:value-type="float">
            <text:p>1,6600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887" calcext:value-type="float">
            <text:p>1,6588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61" calcext:value-type="float">
            <text:p>1,66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726" calcext:value-type="float">
            <text:p>1,6572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989" calcext:value-type="float">
            <text:p>1,6598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827" calcext:value-type="float">
            <text:p>1,6582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6715" calcext:value-type="float">
            <text:p>1,6671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873" calcext:value-type="float">
            <text:p>1,6587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5826" calcext:value-type="float">
            <text:p>1,658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1.66227" calcext:value-type="float">
            <text:p>1,66227</text:p>
          </table:table-cell>
          <table:table-cell table:formula="of:=SUM([.F152:.F160])/9" office:value-type="float" office:value="1.66018888888889" calcext:value-type="float">
            <text:p>1,6601888888888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1.01513" calcext:value-type="float">
            <text:p>1,0151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1.0028" calcext:value-type="float">
            <text:p>1,002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1.00599" calcext:value-type="float">
            <text:p>1,0059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4" calcext:value-type="float">
            <text:p>10604</text:p>
          </table:table-cell>
          <table:table-cell office:value-type="float" office:value="1.0072" calcext:value-type="float">
            <text:p>1,007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0" calcext:value-type="float">
            <text:p>10600</text:p>
          </table:table-cell>
          <table:table-cell office:value-type="float" office:value="1.00519" calcext:value-type="float">
            <text:p>1,0051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1.00111" calcext:value-type="float">
            <text:p>1,0011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1.00239" calcext:value-type="float">
            <text:p>1,0023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4" calcext:value-type="float">
            <text:p>10604</text:p>
          </table:table-cell>
          <table:table-cell office:value-type="float" office:value="1.0016" calcext:value-type="float">
            <text:p>1,001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1.00676" calcext:value-type="float">
            <text:p>1,006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1.00623" calcext:value-type="float">
            <text:p>1,00623</text:p>
          </table:table-cell>
          <table:table-cell table:formula="of:=SUM([.F162:.F170])/9" office:value-type="float" office:value="1.00436333333333" calcext:value-type="float">
            <text:p>1,00436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284" calcext:value-type="float">
            <text:p>1,0428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053" calcext:value-type="float">
            <text:p>1,0405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606" calcext:value-type="float">
            <text:p>1,0460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259" calcext:value-type="float">
            <text:p>1,0425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582" calcext:value-type="float">
            <text:p>1,0458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641" calcext:value-type="float">
            <text:p>1,0464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5" calcext:value-type="float">
            <text:p>10605</text:p>
          </table:table-cell>
          <table:table-cell office:value-type="float" office:value="1.04323" calcext:value-type="float">
            <text:p>1,0432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1.04528" calcext:value-type="float">
            <text:p>1,0452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233" calcext:value-type="float">
            <text:p>1,042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1.04612" calcext:value-type="float">
            <text:p>1,04612</text:p>
          </table:table-cell>
          <table:table-cell table:formula="of:=SUM([.F172:.F180])/9" office:value-type="float" office:value="1.04426333333333" calcext:value-type="float">
            <text:p>1,04426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7055" calcext:value-type="float">
            <text:p>1,3705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662" calcext:value-type="float">
            <text:p>1,366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1.36835" calcext:value-type="float">
            <text:p>1,368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6486" calcext:value-type="float">
            <text:p>1,3648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7077" calcext:value-type="float">
            <text:p>1,3707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6817" calcext:value-type="float">
            <text:p>1,3681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7293" calcext:value-type="float">
            <text:p>1,3729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6335" calcext:value-type="float">
            <text:p>1,363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6556" calcext:value-type="float">
            <text:p>1,36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1.37103" calcext:value-type="float">
            <text:p>1,37103</text:p>
          </table:table-cell>
          <table:table-cell table:formula="of:=SUM([.F182:.F190])/9" office:value-type="float" office:value="1.36791333333333" calcext:value-type="float">
            <text:p>1,3679133333333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579" calcext:value-type="float">
            <text:p>2,8857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08" calcext:value-type="float">
            <text:p>2,880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945" calcext:value-type="float">
            <text:p>2,8894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9034" calcext:value-type="float">
            <text:p>2,8903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795" calcext:value-type="float">
            <text:p>2,8879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828" calcext:value-type="float">
            <text:p>2,8882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9184" calcext:value-type="float">
            <text:p>2,8918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417" calcext:value-type="float">
            <text:p>2,8841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802" calcext:value-type="float">
            <text:p>2,888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2.88739" calcext:value-type="float">
            <text:p>2,88739</text:p>
          </table:table-cell>
          <table:table-cell table:formula="of:=SUM([.F192:.F200])/9" office:value-type="float" office:value="2.88758222222222" calcext:value-type="float">
            <text:p>2,8875822222222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8" calcext:value-type="float">
            <text:p>16498</text:p>
          </table:table-cell>
          <table:table-cell office:value-type="float" office:value="1.58368" calcext:value-type="float">
            <text:p>1,5836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40" calcext:value-type="float">
            <text:p>16440</text:p>
          </table:table-cell>
          <table:table-cell office:value-type="float" office:value="1.57819" calcext:value-type="float">
            <text:p>1,5781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62" calcext:value-type="float">
            <text:p>16462</text:p>
          </table:table-cell>
          <table:table-cell office:value-type="float" office:value="1.57755" calcext:value-type="float">
            <text:p>1,5775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04" calcext:value-type="float">
            <text:p>16504</text:p>
          </table:table-cell>
          <table:table-cell office:value-type="float" office:value="1.58357" calcext:value-type="float">
            <text:p>1,5835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4" calcext:value-type="float">
            <text:p>16494</text:p>
          </table:table-cell>
          <table:table-cell office:value-type="float" office:value="1.57779" calcext:value-type="float">
            <text:p>1,5777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49" calcext:value-type="float">
            <text:p>16449</text:p>
          </table:table-cell>
          <table:table-cell office:value-type="float" office:value="1.5791" calcext:value-type="float">
            <text:p>1,579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71" calcext:value-type="float">
            <text:p>16471</text:p>
          </table:table-cell>
          <table:table-cell office:value-type="float" office:value="1.57381" calcext:value-type="float">
            <text:p>1,5738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2" calcext:value-type="float">
            <text:p>16492</text:p>
          </table:table-cell>
          <table:table-cell office:value-type="float" office:value="1.58099" calcext:value-type="float">
            <text:p>1,5809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85" calcext:value-type="float">
            <text:p>16485</text:p>
          </table:table-cell>
          <table:table-cell office:value-type="float" office:value="1.57585" calcext:value-type="float">
            <text:p>1,575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4" calcext:value-type="float">
            <text:p>16494</text:p>
          </table:table-cell>
          <table:table-cell office:value-type="float" office:value="1.57344" calcext:value-type="float">
            <text:p>1,57344</text:p>
          </table:table-cell>
          <table:table-cell table:formula="of:=SUM([.F202:.F210])/9" office:value-type="float" office:value="1.57781" calcext:value-type="float">
            <text:p>1,5778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5" calcext:value-type="float">
            <text:p>16515</text:p>
          </table:table-cell>
          <table:table-cell office:value-type="float" office:value="1.62616" calcext:value-type="float">
            <text:p>1,6261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1" calcext:value-type="float">
            <text:p>16471</text:p>
          </table:table-cell>
          <table:table-cell office:value-type="float" office:value="1.61755" calcext:value-type="float">
            <text:p>1,6175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1.62295" calcext:value-type="float">
            <text:p>1,6229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1.6192" calcext:value-type="float">
            <text:p>1,6192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0" calcext:value-type="float">
            <text:p>16470</text:p>
          </table:table-cell>
          <table:table-cell office:value-type="float" office:value="1.62564" calcext:value-type="float">
            <text:p>1,6256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1.62056" calcext:value-type="float">
            <text:p>1,6205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87" calcext:value-type="float">
            <text:p>16487</text:p>
          </table:table-cell>
          <table:table-cell office:value-type="float" office:value="1.62297" calcext:value-type="float">
            <text:p>1,6229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1" calcext:value-type="float">
            <text:p>16471</text:p>
          </table:table-cell>
          <table:table-cell office:value-type="float" office:value="1.6206" calcext:value-type="float">
            <text:p>1,6206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6" calcext:value-type="float">
            <text:p>16516</text:p>
          </table:table-cell>
          <table:table-cell office:value-type="float" office:value="1.62514" calcext:value-type="float">
            <text:p>1,625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5" calcext:value-type="float">
            <text:p>16475</text:p>
          </table:table-cell>
          <table:table-cell office:value-type="float" office:value="1.61872" calcext:value-type="float">
            <text:p>1,61872</text:p>
          </table:table-cell>
          <table:table-cell table:formula="of:=SUM([.F212:.F220])/9" office:value-type="float" office:value="1.62148111111111" calcext:value-type="float">
            <text:p>1,6214811111111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4" calcext:value-type="float">
            <text:p>16494</text:p>
          </table:table-cell>
          <table:table-cell office:value-type="float" office:value="2.19921" calcext:value-type="float">
            <text:p>2,1992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5" calcext:value-type="float">
            <text:p>16495</text:p>
          </table:table-cell>
          <table:table-cell office:value-type="float" office:value="2.20003" calcext:value-type="float">
            <text:p>2,2000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18" calcext:value-type="float">
            <text:p>16518</text:p>
          </table:table-cell>
          <table:table-cell office:value-type="float" office:value="2.18609" calcext:value-type="float">
            <text:p>2,1860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4" calcext:value-type="float">
            <text:p>16504</text:p>
          </table:table-cell>
          <table:table-cell office:value-type="float" office:value="2.19694" calcext:value-type="float">
            <text:p>2,1969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4" calcext:value-type="float">
            <text:p>16494</text:p>
          </table:table-cell>
          <table:table-cell office:value-type="float" office:value="2.19361" calcext:value-type="float">
            <text:p>2,1936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4" calcext:value-type="float">
            <text:p>16494</text:p>
          </table:table-cell>
          <table:table-cell office:value-type="float" office:value="2.19215" calcext:value-type="float">
            <text:p>2,1921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2" calcext:value-type="float">
            <text:p>16502</text:p>
          </table:table-cell>
          <table:table-cell office:value-type="float" office:value="2.18983" calcext:value-type="float">
            <text:p>2,1898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2" calcext:value-type="float">
            <text:p>16502</text:p>
          </table:table-cell>
          <table:table-cell office:value-type="float" office:value="2.18853" calcext:value-type="float">
            <text:p>2,18853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7" calcext:value-type="float">
            <text:p>16507</text:p>
          </table:table-cell>
          <table:table-cell office:value-type="float" office:value="2.1948" calcext:value-type="float">
            <text:p>2,19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1" calcext:value-type="float">
            <text:p>16501</text:p>
          </table:table-cell>
          <table:table-cell office:value-type="float" office:value="2.18723" calcext:value-type="float">
            <text:p>2,18723</text:p>
          </table:table-cell>
          <table:table-cell table:formula="of:=SUM([.F222:.F230])/9" office:value-type="float" office:value="2.19213444444444" calcext:value-type="float">
            <text:p>2,1921344444444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8" calcext:value-type="float">
            <text:p>16508</text:p>
          </table:table-cell>
          <table:table-cell office:value-type="float" office:value="4.62589" calcext:value-type="float">
            <text:p>4,6258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7" calcext:value-type="float">
            <text:p>16507</text:p>
          </table:table-cell>
          <table:table-cell office:value-type="float" office:value="4.65469" calcext:value-type="float">
            <text:p>4,65469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87" calcext:value-type="float">
            <text:p>16487</text:p>
          </table:table-cell>
          <table:table-cell office:value-type="float" office:value="4.63305" calcext:value-type="float">
            <text:p>4,6330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8" calcext:value-type="float">
            <text:p>16498</text:p>
          </table:table-cell>
          <table:table-cell office:value-type="float" office:value="4.64448" calcext:value-type="float">
            <text:p>4,6444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6" calcext:value-type="float">
            <text:p>16496</text:p>
          </table:table-cell>
          <table:table-cell office:value-type="float" office:value="4.62937" calcext:value-type="float">
            <text:p>4,62937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8" calcext:value-type="float">
            <text:p>16518</text:p>
          </table:table-cell>
          <table:table-cell office:value-type="float" office:value="4.64171" calcext:value-type="float">
            <text:p>4,64171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7" calcext:value-type="float">
            <text:p>16507</text:p>
          </table:table-cell>
          <table:table-cell office:value-type="float" office:value="4.63535" calcext:value-type="float">
            <text:p>4,63535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4" calcext:value-type="float">
            <text:p>16524</text:p>
          </table:table-cell>
          <table:table-cell office:value-type="float" office:value="4.64638" calcext:value-type="float">
            <text:p>4,64638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8" calcext:value-type="float">
            <text:p>16518</text:p>
          </table:table-cell>
          <table:table-cell office:value-type="float" office:value="4.63186" calcext:value-type="float">
            <text:p>4,631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9" calcext:value-type="float">
            <text:p>16499</text:p>
          </table:table-cell>
          <table:table-cell office:value-type="float" office:value="4.65831" calcext:value-type="float">
            <text:p>4,65831</text:p>
          </table:table-cell>
          <table:table-cell table:formula="of:=SUM([.F232:.F240])/9" office:value-type="float" office:value="4.64168888888889" calcext:value-type="float">
            <text:p>4,64168888888889</text:p>
          </table:table-cell>
        </table:table-row>
      </table:table>
      <table:named-expressions/>
      <table:database-ranges>
        <table:database-range table:name="__Anonymous_Sheet_DB__0" table:target-range-address="opt_35_Knapsack.G1:opt_35_Knapsack.G240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6:01:12.680417086</dc:date>
    <meta:editing-duration>PT7M48S</meta:editing-duration>
    <meta:editing-cycles>2</meta:editing-cycles>
    <meta:generator>LibreOffice/6.4.6.2$Linux_X86_64 LibreOffice_project/40$Build-2</meta:generator>
    <meta:document-statistic meta:table-count="1" meta:cell-count="1464" meta:object-count="0"/>
  </office:meta>
</office:document-meta>
</file>